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fo:color="#cc0000"/>
    </style:style>
    <style:style style:name="T5" style:family="text">
      <style:text-properties fo:color="#000033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ync laye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refactor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(interconnected)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“</text:span><text:span text:style-name="T1">Lack of uniquity”</text:span> - Existing async layer “services-&gt;managers” has lack of uniquity in style between concetualy different layers when it comes to <text:span text:style-name="T1">execution context</text:span></text:p>
              </text:list-item>
              <text:list-item>
                <text:p><text:span text:style-name="T1">“</text:span><text:span text:style-name="T1">Floating implicitness”</text:span> - the implict <text:span text:style-name="T2">execution context</text:span> is passing over the layers when it should stay away in isolation on one particular layer</text:p>
              </text:list-item>
              <text:list-item>
                <text:p>“<text:span text:style-name="T1">Week domain asumtions</text:span>” based on inheritence (that sets some defaults that hard to change) that leads to lack of flex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esign (re-define laye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stay with 3 layers (as it was before)</text:p>
                <text:list>
                  <text:list-item>
                    <text:p><text:span text:style-name="T1">Controller</text:span> that accepts http requests throught tomcat/connnection pool/threads</text:p>
                  </text:list-item>
                  <text:list-item>
                    <text:p><text:span text:style-name="T1">Manager</text:span> that accepts delicated calls from Serive layer and repreents “buisiness logic”</text:p>
                    <text:list>
                      <text:list-item>
                        <text:p>It (only) manages app sate/cache</text:p>
                      </text:list-item>
                      <text:list-item>
                        <text:p>Make somes (data) trasformations that meet business requrements</text:p>
                      </text:list-item>
                    </text:list>
                  </text:list-item>
                  <text:list-item>
                    <text:p><text:span text:style-name="T1">Service</text:span> - “downstream layer” (instead of calling it “client” or “facade” ) represents a downstream reso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Execution plan” /pools and contex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mcat</text:p>
                <text:list>
                  <text:list-item>
                    <text:p><text:span text:style-name="T1">Connection pool</text:span> shold be configured to have n*1000 active threads (if we don't use tomcat 7). they are reletevly cheap asuming that most of them will be in a waiting state (waiting for long-running operation on business layers. <text:line-break/>( We don't want to stop ourself from accepting new upcomming connections only becase unrelaying busines is under load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01cm" svg:y="1.094cm" presentation:class="title" presentation:user-transformed="true">
          <draw:text-box>
            <text:p>Ex. Plan - Controller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trollers</text:p>
                <text:list>
                  <text:list-item>
                    <text:p>Owns <text:span text:style-name="T1">“controller-execution context”</text:span> that it uses every time when it wants to fork some work execition inside itself or react on underlying event/future</text:p>
                    <text:list>
                      <text:list-item>
                        <text:p>This context is <text:span text:style-name="T1">not</text:span> intented to be passed to underlaying layers</text:p>
                      </text:list-item>
                      <text:list-item>
                        <text:p>This conetxt is <text:span text:style-name="T1">not</text:span> inteneded to do any blocking work (so it may be non-blocking/core-size) [against “floating implicitness”]</text:p>
                      </text:list-item>
                      <text:list-item>
                        <text:p>It is <text:span text:style-name="T1">not</text:span> only one possible “dedicated” context, there maybe more than that (see next) [againts “week domain assumption”]. </text:p>
                      </text:list-item>
                      <text:list-item>
                        <text:p>One controller may/should <text:span text:style-name="T1">not</text:span> use more than one ex con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. plan context injec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rollers, Managers and Services may have several ex contexts wich is neither inhereted (extended) nor implicitly imported</text:p>
                <text:p/>
                <text:p>Example:</text:p>
                <text:p><text:span text:style-name="T3">object Controller { <text:s/>// set of expclicit ex-contexts</text:span><text:span text:style-name="T3"><text:line-break/></text:span><text:span text:style-name="T3"> val ex1 = .</text:span><text:span text:style-name="T3"><text:line-break/></text:span><text:span text:style-name="T3"> val ex2 = ...</text:span><text:span text:style-name="T3"><text:line-break/></text:span><text:span text:style-name="T3">}</text:span><text:span text:style-name="T4"><text:line-break/></text:span><text:line-break/><text:span text:style-name="T5">class Controller1 {</text:span></text:p>
                <text:p><text:span text:style-name="T5"><text:s text:c="2"/></text:span><text:span text:style-name="T5">implicit val ex1 = Service.ex1 <text:s text:c="2"/>// do not inhering but just “use”</text:span></text:p>
                <text:p><text:span text:style-name="T5"><text:s/></text:span><text:span text:style-name="T5">def doControllerStuff1() { .. <text:s/>} <text:s text:c="3"/>// that approaceh is more “save”, </text:span></text:p>
                <text:p><text:span text:style-name="T5"><text:s text:c="55"/></text:span><text:span text:style-name="T5">// since we know that there is no any out-of-nowhere-conxtex-injection happening</text:span></text:p>
                <text:p><text:span text:style-name="T5"><text:line-break/></text:span><text:span text:style-name="T5"> </text:span><text:span text:style-name="T5"><text:line-break/></text:span><text:span text:style-name="T5">def doControllerStuff2() {</text:span><text:span text:style-name="T5"><text:line-break/></text:span><text:span text:style-name="T5"> <text:s text:c="3"/>implicit val ex1 = Service.ex2 <text:s text:c="2"/>//</text:span><text:span text:style-name="T5"><text:line-break/></text:span><text:span text:style-name="T5"> <text:s text:c="3"/>... <text:s text:c="2"/></text:span></text:p>
                <text:p><text:span text:style-name="T5"><text:s/></text:span><text:span text:style-name="T5">}</text:span><text:span text:style-name="T5"><text:line-break/></text:span><text:span text:style-name="T5">}</text:span></text:p>
                <text:p><text:span text:style-name="T1"/></text:p>
                <text:p><text:span text:style-name="T6">Also as recommendation is to use one ex context in one Controller/Manager or Servic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. Plan - Manager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e as controllers – may have many ex-contexts. No inheretence is used to inject ex-context</text:p>
              </text:list-item>
              <text:list-item>
                <text:p>Ex contexts in managers are “blocking” or not “blocking” but they all grouped into Manager object (same as controles does)</text:p>
              </text:list-item>
              <text:list-item>
                <text:p>No function(implicit ex:ExecutionContext)</text:p>
              </text:list-item>
              <text:list-item>
                <text:p>No ex context passing from Controller to Mana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. Plan - Services(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e as for Controllers and Managers – it has set/group of ex-contexts – <text:span text:style-name="T1">all</text:span> <text:span text:style-name="T1">are blocking</text:span> since all that Service(s) should do is connecting to Downstream seystems or work with I/O</text:p>
              </text:list-item>
              <text:list-item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21:06:47.132963182</meta:creation-date>
    <dc:date>2015-09-10T23:57:37.995969340</dc:date>
    <meta:editing-duration>PT2H44M28S</meta:editing-duration>
    <meta:editing-cycles>27</meta:editing-cycles>
    <meta:generator>LibreOffice/4.2.8.2$Linux_X86_64 LibreOffice_project/420m0$Build-2</meta:generator>
    <meta:document-statistic meta:object-count="53"/>
  </office:meta>
</office:document-meta>
</file>